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distill</text:p>
          </table:table-cell>
          <table:table-cell office:value-type="string" calcext:value-type="string">
            <text:p>(verb) to heat a liquid unti it changes to a gas an then make it a liquid again by cooling</text:p>
          </table:table-cell>
        </table:table-row>
        <table:table-row table:style-name="ro1">
          <table:table-cell office:value-type="string" calcext:value-type="string">
            <text:p>entrepeneurial</text:p>
          </table:table-cell>
          <table:table-cell office:value-type="string" calcext:value-type="string">
            <text:p>(adj) used to describe someone who makes money by starting their own business, especially when this involves seeing a new opportunity and taking risk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string" calcext:value-type="string">
            <text:p>(verb) to remove or take out something</text:p>
          </table:table-cell>
        </table:table-row>
        <table:table-row table:style-name="ro1">
          <table:table-cell office:value-type="string" calcext:value-type="string">
            <text:p>haggle</text:p>
          </table:table-cell>
          <table:table-cell office:value-type="string" calcext:value-type="string">
            <text:p>(verb) to attempt to decide on a piece or conditions that are acceptable to the person selling the goods an the person buying them, usually bi arguing</text:p>
          </table:table-cell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(adj) extremely brave and showing no fear od dangerous situations</text:p>
          </table:table-cell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(noun) a person whose job is to buy and sell products in large amounts, especialy by trading with other countries</text:p>
          </table:table-cell>
        </table:table-row>
        <table:table-row table:style-name="ro1">
          <table:table-cell office:value-type="string" calcext:value-type="string">
            <text:p>proportionately/proportionally</text:p>
          </table:table-cell>
          <table:table-cell office:value-type="string" calcext:value-type="string">
            <text:p>(adv) when considering an amount of something as a part of a whole </text:p>
          </table:table-cell>
        </table:table-row>
        <table:table-row table:style-name="ro1">
          <table:table-cell office:value-type="string" calcext:value-type="string">
            <text:p>prototype</text:p>
          </table:table-cell>
          <table:table-cell office:value-type="string" calcext:value-type="string">
            <text:p>(noun) the first example of something, such as a machine or other industrial product, from which all later forms are developed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string" calcext:value-type="string">
            <text:p>(noun) something given in exchange for good behaviour or good work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(noun) a vehicle or aircraft travels regularly between two pla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21:42:39.5932336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17T22:13:57.259103067</dc:date>
    <meta:editing-duration>PT57M29S</meta:editing-duration>
    <meta:editing-cycles>7</meta:editing-cycles>
    <meta:generator>LibreOffice/6.0.3.2$Linux_X86_64 LibreOffice_project/00m0$Build-2</meta:generator>
    <meta:document-statistic meta:table-count="1" meta:cell-count="22" meta:object-count="0"/>
  </office:meta>
</office:document-meta>
</file>